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rbaugh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004000" calcext:value-type="float">
            <text:p>900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N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anklin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700000" calcext:value-type="float">
            <text:p>47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OH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Meyer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094800" calcext:value-type="float">
            <text:p>6094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umlin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Butch</text:p>
          </table:table-cell>
          <table:table-cell office:value-type="string" calcext:value-type="string">
            <text:p>Jones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110000" calcext:value-type="float">
            <text:p>41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iles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385567" calcext:value-type="float">
            <text:p>43855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Riley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Helton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Smar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753600" calcext:value-type="float">
            <text:p>3753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Mora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450000" calcext:value-type="float">
            <text:p>3450000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00:16:42.542382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25:02.583308145</meta:creation-date>
    <dc:date>2016-11-27T00:18:13.053747447</dc:date>
    <meta:editing-duration>PT1H21M33S</meta:editing-duration>
    <meta:editing-cycles>12</meta:editing-cycles>
    <meta:generator>LibreOffice/4.2.8.2$Linux_X86_64 LibreOffice_project/420m0$Build-2</meta:generator>
    <meta:document-statistic meta:table-count="1" meta:cell-count="89" meta:object-count="0"/>
  </office:meta>
</office:document-meta>
</file>